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able-cell-properties fo:background-color="#87cee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1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1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81d41a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0" office:value-type="string" calcext:value-type="string">
            <text:p>Freqeuncy</text:p>
          </table:table-cell>
          <table:table-cell table:style-name="ce5" office:value-type="string" calcext:value-type="string">
            <text:p>Counter /2 (pulse)</text:p>
          </table:table-cell>
          <table:table-cell table:style-name="ce5" office:value-type="string" calcext:value-type="string">
            <text:p>Counter/128 (waveform)</text:p>
          </table:table-cell>
          <table:table-cell table:style-name="ce5" table:number-columns-repeated="3"/>
          <table:table-cell office:value-type="string" calcext:value-type="string">
            <text:p>Sawtooth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3"/>
          <table:table-cell table:style-name="ce8" office:value-type="string" calcext:value-type="string">
            <text:p>Sine</text:p>
          </table:table-cell>
          <table:table-cell/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table:style-name="ce1" office:value-type="string" calcext:value-type="string">
            <text:p>C2 <text:a xlink:href="https://en.wikipedia.org/wiki/Deep_C" xlink:type="simple">Deep C</text:a></text:p>
          </table:table-cell>
          <table:table-cell table:style-name="ce10" office:value-type="float" office:value="65.406" calcext:value-type="float">
            <text:p>65.406</text:p>
          </table:table-cell>
          <table:table-cell table:style-name="ce6" table:formula="of:=25000000/[.B2]/2" office:value-type="float" office:value="191113.965079656" calcext:value-type="float">
            <text:p>191114</text:p>
          </table:table-cell>
          <table:table-cell table:style-name="ce17" table:formula="of:=50000000/[.B2]/128" office:value-type="float" office:value="5972.31140873926" calcext:value-type="float">
            <text:p>5972</text:p>
          </table:table-cell>
          <table:table-cell table:style-name="ce6" table:formula="of:=[.D2]/2" office:value-type="float" office:value="2986.15570436963" calcext:value-type="float">
            <text:p>2986</text:p>
          </table:table-cell>
          <table:table-cell table:style-name="ce5" table:number-columns-repeated="2"/>
          <table:table-cell office:value-type="float" office:value="2048" calcext:value-type="float">
            <text:p>204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 table:formula="of:=360/64*[.L2]" office:value-type="float" office:value="0" calcext:value-type="float">
            <text:p>0</text:p>
          </table:table-cell>
          <table:table-cell table:style-name="ce8" table:formula="of:=127* SIN(RADIANS([.M2]))+128" office:value-type="float" office:value="128" calcext:value-type="float">
            <text:p>128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C♯2/D♭2</text:p>
          </table:table-cell>
          <table:table-cell table:style-name="ce10" office:value-type="float" office:value="69.296" calcext:value-type="float">
            <text:p>69.296</text:p>
          </table:table-cell>
          <table:table-cell table:style-name="ce6" table:formula="of:=25000000/[.B3]/2" office:value-type="float" office:value="180385.592241976" calcext:value-type="float">
            <text:p>180386</text:p>
          </table:table-cell>
          <table:table-cell table:style-name="ce17" table:formula="of:=50000000/[.B3]/128" office:value-type="float" office:value="5637.04975756176" calcext:value-type="float">
            <text:p>5637</text:p>
          </table:table-cell>
          <table:table-cell table:style-name="ce6" table:formula="of:=[.D3]/2" office:value-type="float" office:value="2818.52487878088" calcext:value-type="float">
            <text:p>2819</text:p>
          </table:table-cell>
          <table:table-cell table:style-name="ce5" table:number-columns-repeated="2"/>
          <table:table-cell table:formula="of:=[.H2]+2048" office:value-type="float" office:value="4096" calcext:value-type="float">
            <text:p>4096</text:p>
          </table:table-cell>
          <table:table-cell/>
          <table:table-cell table:formula="of:=[.J2]+4096" office:value-type="float" office:value="8192" calcext:value-type="float">
            <text:p>8192</text:p>
          </table:table-cell>
          <table:table-cell/>
          <table:table-cell office:value-type="float" office:value="1" calcext:value-type="float">
            <text:p>1</text:p>
          </table:table-cell>
          <table:table-cell table:formula="of:=360/64*[.L3]" office:value-type="float" office:value="5.625" calcext:value-type="float">
            <text:p>5.625</text:p>
          </table:table-cell>
          <table:table-cell table:style-name="ce8" table:formula="of:=127* SIN(RADIANS([.M3]))+128" office:value-type="float" office:value="140.448176821854" calcext:value-type="float">
            <text:p>140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0" office:value-type="float" office:value="73.416" calcext:value-type="float">
            <text:p>73.416</text:p>
          </table:table-cell>
          <table:table-cell table:style-name="ce6" table:formula="of:=25000000/[.B4]/2" office:value-type="float" office:value="170262.613054375" calcext:value-type="float">
            <text:p>170263</text:p>
          </table:table-cell>
          <table:table-cell table:style-name="ce17" table:formula="of:=50000000/[.B4]/128" office:value-type="float" office:value="5320.70665794922" calcext:value-type="float">
            <text:p>5321</text:p>
          </table:table-cell>
          <table:table-cell table:style-name="ce6" table:formula="of:=[.D4]/2" office:value-type="float" office:value="2660.35332897461" calcext:value-type="float">
            <text:p>2660</text:p>
          </table:table-cell>
          <table:table-cell table:style-name="ce5" table:number-columns-repeated="2"/>
          <table:table-cell table:formula="of:=[.H3]+2048" office:value-type="float" office:value="6144" calcext:value-type="float">
            <text:p>6144</text:p>
          </table:table-cell>
          <table:table-cell/>
          <table:table-cell table:formula="of:=[.J3]+4096" office:value-type="float" office:value="12288" calcext:value-type="float">
            <text:p>12288</text:p>
          </table:table-cell>
          <table:table-cell/>
          <table:table-cell office:value-type="float" office:value="2" calcext:value-type="float">
            <text:p>2</text:p>
          </table:table-cell>
          <table:table-cell table:formula="of:=360/64*[.L4]" office:value-type="float" office:value="11.25" calcext:value-type="float">
            <text:p>11.25</text:p>
          </table:table-cell>
          <table:table-cell table:style-name="ce8" table:formula="of:=127* SIN(RADIANS([.M4]))+128" office:value-type="float" office:value="152.776470896048" calcext:value-type="float">
            <text:p>153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D♯2/E♭2</text:p>
          </table:table-cell>
          <table:table-cell table:style-name="ce10" office:value-type="float" office:value="77.782" calcext:value-type="float">
            <text:p>77.782</text:p>
          </table:table-cell>
          <table:table-cell table:style-name="ce6" table:formula="of:=25000000/[.B5]/2" office:value-type="float" office:value="160705.561698079" calcext:value-type="float">
            <text:p>160706</text:p>
          </table:table-cell>
          <table:table-cell table:style-name="ce17" table:formula="of:=50000000/[.B5]/128" office:value-type="float" office:value="5022.04880306498" calcext:value-type="float">
            <text:p>5022</text:p>
          </table:table-cell>
          <table:table-cell table:style-name="ce6" table:formula="of:=[.D5]/2" office:value-type="float" office:value="2511.02440153249" calcext:value-type="float">
            <text:p>2511</text:p>
          </table:table-cell>
          <table:table-cell table:style-name="ce5" table:number-columns-repeated="2"/>
          <table:table-cell table:formula="of:=[.H4]+2048" office:value-type="float" office:value="8192" calcext:value-type="float">
            <text:p>8192</text:p>
          </table:table-cell>
          <table:table-cell/>
          <table:table-cell table:formula="of:=[.J4]+4096" office:value-type="float" office:value="16384" calcext:value-type="float">
            <text:p>16384</text:p>
          </table:table-cell>
          <table:table-cell/>
          <table:table-cell office:value-type="float" office:value="3" calcext:value-type="float">
            <text:p>3</text:p>
          </table:table-cell>
          <table:table-cell table:formula="of:=360/64*[.L5]" office:value-type="float" office:value="16.875" calcext:value-type="float">
            <text:p>16.875</text:p>
          </table:table-cell>
          <table:table-cell table:style-name="ce8" table:formula="of:=127* SIN(RADIANS([.M5]))+128" office:value-type="float" office:value="164.866154011317" calcext:value-type="float">
            <text:p>165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0" office:value-type="float" office:value="84.407" calcext:value-type="float">
            <text:p>84.407</text:p>
          </table:table-cell>
          <table:table-cell table:style-name="ce6" table:formula="of:=25000000/[.B6]/2" office:value-type="float" office:value="148091.982892414" calcext:value-type="float">
            <text:p>148092</text:p>
          </table:table-cell>
          <table:table-cell table:style-name="ce17" table:formula="of:=50000000/[.B6]/128" office:value-type="float" office:value="4627.87446538794" calcext:value-type="float">
            <text:p>4628</text:p>
          </table:table-cell>
          <table:table-cell table:style-name="ce6" table:formula="of:=[.D6]/2" office:value-type="float" office:value="2313.93723269397" calcext:value-type="float">
            <text:p>2314</text:p>
          </table:table-cell>
          <table:table-cell table:style-name="ce5" table:number-columns-repeated="2"/>
          <table:table-cell table:formula="of:=[.H5]+2048" office:value-type="float" office:value="10240" calcext:value-type="float">
            <text:p>10240</text:p>
          </table:table-cell>
          <table:table-cell/>
          <table:table-cell table:formula="of:=[.J5]+4096" office:value-type="float" office:value="20480" calcext:value-type="float">
            <text:p>20480</text:p>
          </table:table-cell>
          <table:table-cell/>
          <table:table-cell office:value-type="float" office:value="4" calcext:value-type="float">
            <text:p>4</text:p>
          </table:table-cell>
          <table:table-cell table:formula="of:=360/64*[.L6]" office:value-type="float" office:value="22.5" calcext:value-type="float">
            <text:p>22.5</text:p>
          </table:table-cell>
          <table:table-cell table:style-name="ce8" table:formula="of:=127* SIN(RADIANS([.M6]))+128" office:value-type="float" office:value="176.600795910366" calcext:value-type="float">
            <text:p>177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0" office:value-type="float" office:value="87.307" calcext:value-type="float">
            <text:p>87.307</text:p>
          </table:table-cell>
          <table:table-cell table:style-name="ce6" table:formula="of:=25000000/[.B7]/2" office:value-type="float" office:value="143172.941459448" calcext:value-type="float">
            <text:p>143173</text:p>
          </table:table-cell>
          <table:table-cell table:style-name="ce17" table:formula="of:=50000000/[.B7]/128" office:value-type="float" office:value="4474.15442060774" calcext:value-type="float">
            <text:p>4474</text:p>
          </table:table-cell>
          <table:table-cell table:style-name="ce6" table:formula="of:=[.D7]/2" office:value-type="float" office:value="2237.07721030387" calcext:value-type="float">
            <text:p>2237</text:p>
          </table:table-cell>
          <table:table-cell table:style-name="ce5" table:number-columns-repeated="2"/>
          <table:table-cell table:formula="of:=[.H6]+2048" office:value-type="float" office:value="12288" calcext:value-type="float">
            <text:p>12288</text:p>
          </table:table-cell>
          <table:table-cell/>
          <table:table-cell table:formula="of:=[.J6]+4096" office:value-type="float" office:value="24576" calcext:value-type="float">
            <text:p>24576</text:p>
          </table:table-cell>
          <table:table-cell/>
          <table:table-cell office:value-type="float" office:value="5" calcext:value-type="float">
            <text:p>5</text:p>
          </table:table-cell>
          <table:table-cell table:formula="of:=360/64*[.L7]" office:value-type="float" office:value="28.125" calcext:value-type="float">
            <text:p>28.125</text:p>
          </table:table-cell>
          <table:table-cell table:style-name="ce8" table:formula="of:=127* SIN(RADIANS([.M7]))+128" office:value-type="float" office:value="187.867385576902" calcext:value-type="float">
            <text:p>188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♯2/G♭2</text:p>
          </table:table-cell>
          <table:table-cell table:style-name="ce10" office:value-type="float" office:value="92.499" calcext:value-type="float">
            <text:p>92.499</text:p>
          </table:table-cell>
          <table:table-cell table:style-name="ce6" table:formula="of:=25000000/[.B8]/2" office:value-type="float" office:value="135136.596071309" calcext:value-type="float">
            <text:p>135137</text:p>
          </table:table-cell>
          <table:table-cell table:style-name="ce17" table:formula="of:=50000000/[.B8]/128" office:value-type="float" office:value="4223.0186272284" calcext:value-type="float">
            <text:p>4223</text:p>
          </table:table-cell>
          <table:table-cell table:style-name="ce6" table:formula="of:=[.D8]/2" office:value-type="float" office:value="2111.5093136142" calcext:value-type="float">
            <text:p>2112</text:p>
          </table:table-cell>
          <table:table-cell table:style-name="ce5" table:number-columns-repeated="2"/>
          <table:table-cell table:formula="of:=[.H7]+2048" office:value-type="float" office:value="14336" calcext:value-type="float">
            <text:p>14336</text:p>
          </table:table-cell>
          <table:table-cell/>
          <table:table-cell table:formula="of:=[.J7]+4096" office:value-type="float" office:value="28672" calcext:value-type="float">
            <text:p>28672</text:p>
          </table:table-cell>
          <table:table-cell/>
          <table:table-cell office:value-type="float" office:value="6" calcext:value-type="float">
            <text:p>6</text:p>
          </table:table-cell>
          <table:table-cell table:formula="of:=360/64*[.L8]" office:value-type="float" office:value="33.75" calcext:value-type="float">
            <text:p>33.75</text:p>
          </table:table-cell>
          <table:table-cell table:style-name="ce8" table:formula="of:=127* SIN(RADIANS([.M8]))+128" office:value-type="float" office:value="198.557419593489" calcext:value-type="float">
            <text:p>199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0" office:value-type="float" office:value="97.999" calcext:value-type="float">
            <text:p>97.999</text:p>
          </table:table-cell>
          <table:table-cell table:style-name="ce6" table:formula="of:=25000000/[.B9]/2" office:value-type="float" office:value="127552.321962469" calcext:value-type="float">
            <text:p>127552</text:p>
          </table:table-cell>
          <table:table-cell table:style-name="ce17" table:formula="of:=50000000/[.B9]/128" office:value-type="float" office:value="3986.01006132716" calcext:value-type="float">
            <text:p>3986</text:p>
          </table:table-cell>
          <table:table-cell table:style-name="ce6" table:formula="of:=[.D9]/2" office:value-type="float" office:value="1993.00503066358" calcext:value-type="float">
            <text:p>1993</text:p>
          </table:table-cell>
          <table:table-cell table:style-name="ce5" table:number-columns-repeated="2"/>
          <table:table-cell table:formula="of:=[.H8]+2048" office:value-type="float" office:value="16384" calcext:value-type="float">
            <text:p>16384</text:p>
          </table:table-cell>
          <table:table-cell/>
          <table:table-cell table:formula="of:=[.J8]+4096" office:value-type="float" office:value="32768" calcext:value-type="float">
            <text:p>32768</text:p>
          </table:table-cell>
          <table:table-cell/>
          <table:table-cell office:value-type="float" office:value="7" calcext:value-type="float">
            <text:p>7</text:p>
          </table:table-cell>
          <table:table-cell table:formula="of:=360/64*[.L9]" office:value-type="float" office:value="39.375" calcext:value-type="float">
            <text:p>39.375</text:p>
          </table:table-cell>
          <table:table-cell table:style-name="ce8" table:formula="of:=127* SIN(RADIANS([.M9]))+128" office:value-type="float" office:value="208.567947088783" calcext:value-type="float">
            <text:p>209</text:p>
          </table:table-cell>
          <table:table-cell/>
          <table:table-cell table:formula="of:=RANDBETWEEN(0;15)" office:value-type="float" office:value="4" calcext:value-type="float">
            <text:p>4</text:p>
          </table:table-cell>
          <table:table-cell table:formula="of:=RANDBETWEEN(0;15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G♯2/A♭2</text:p>
          </table:table-cell>
          <table:table-cell table:style-name="ce10" office:value-type="float" office:value="103.83" calcext:value-type="float">
            <text:p>103.830</text:p>
          </table:table-cell>
          <table:table-cell table:style-name="ce6" table:formula="of:=25000000/[.B10]/2" office:value-type="float" office:value="120389.097563325" calcext:value-type="float">
            <text:p>120389</text:p>
          </table:table-cell>
          <table:table-cell table:style-name="ce17" table:formula="of:=50000000/[.B10]/128" office:value-type="float" office:value="3762.1592988539" calcext:value-type="float">
            <text:p>3762</text:p>
          </table:table-cell>
          <table:table-cell table:style-name="ce6" table:formula="of:=[.D10]/2" office:value-type="float" office:value="1881.07964942695" calcext:value-type="float">
            <text:p>1881</text:p>
          </table:table-cell>
          <table:table-cell table:style-name="ce5" table:number-columns-repeated="2"/>
          <table:table-cell table:formula="of:=[.H9]+2048" office:value-type="float" office:value="18432" calcext:value-type="float">
            <text:p>184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360/64*[.L10]" office:value-type="float" office:value="45" calcext:value-type="float">
            <text:p>45</text:p>
          </table:table-cell>
          <table:table-cell table:style-name="ce8" table:formula="of:=127* SIN(RADIANS([.M10]))+128" office:value-type="float" office:value="217.802561210692" calcext:value-type="float">
            <text:p>218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1" office:value-type="float" office:value="110" calcext:value-type="float">
            <text:p>110.000</text:p>
          </table:table-cell>
          <table:table-cell table:style-name="ce6" table:formula="of:=25000000/[.B11]/2" office:value-type="float" office:value="113636.363636364" calcext:value-type="float">
            <text:p>113636</text:p>
          </table:table-cell>
          <table:table-cell table:style-name="ce17" table:formula="of:=50000000/[.B11]/128" office:value-type="float" office:value="3551.13636363636" calcext:value-type="float">
            <text:p>3551</text:p>
          </table:table-cell>
          <table:table-cell table:style-name="ce6" table:formula="of:=[.D11]/2" office:value-type="float" office:value="1775.56818181818" calcext:value-type="float">
            <text:p>1776</text:p>
          </table:table-cell>
          <table:table-cell table:style-name="ce5" table:number-columns-repeated="2"/>
          <table:table-cell table:formula="of:=[.H10]+2048" office:value-type="float" office:value="20480" calcext:value-type="float">
            <text:p>2048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360/64*[.L11]" office:value-type="float" office:value="50.625" calcext:value-type="float">
            <text:p>50.625</text:p>
          </table:table-cell>
          <table:table-cell table:style-name="ce8" table:formula="of:=127* SIN(RADIANS([.M11]))+128" office:value-type="float" office:value="226.172327577068" calcext:value-type="float">
            <text:p>226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A♯2/B♭2</text:p>
          </table:table-cell>
          <table:table-cell table:style-name="ce10" office:value-type="float" office:value="116.54" calcext:value-type="float">
            <text:p>116.540</text:p>
          </table:table-cell>
          <table:table-cell table:style-name="ce6" table:formula="of:=25000000/[.B12]/2" office:value-type="float" office:value="107259.310108117" calcext:value-type="float">
            <text:p>107259</text:p>
          </table:table-cell>
          <table:table-cell table:style-name="ce17" table:formula="of:=50000000/[.B12]/128" office:value-type="float" office:value="3351.85344087867" calcext:value-type="float">
            <text:p>3352</text:p>
          </table:table-cell>
          <table:table-cell table:style-name="ce6" table:formula="of:=[.D12]/2" office:value-type="float" office:value="1675.92672043933" calcext:value-type="float">
            <text:p>1676</text:p>
          </table:table-cell>
          <table:table-cell table:style-name="ce5" table:number-columns-repeated="2"/>
          <table:table-cell table:formula="of:=[.H11]+2048" office:value-type="float" office:value="22528" calcext:value-type="float">
            <text:p>225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360/64*[.L12]" office:value-type="float" office:value="56.25" calcext:value-type="float">
            <text:p>56.25</text:p>
          </table:table-cell>
          <table:table-cell table:style-name="ce8" table:formula="of:=127* SIN(RADIANS([.M12]))+128" office:value-type="float" office:value="233.596640762423" calcext:value-type="float">
            <text:p>234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0" office:value-type="float" office:value="123.47" calcext:value-type="float">
            <text:p>123.470</text:p>
          </table:table-cell>
          <table:table-cell table:style-name="ce6" table:formula="of:=25000000/[.B13]/2" office:value-type="float" office:value="101239.167409087" calcext:value-type="float">
            <text:p>101239</text:p>
          </table:table-cell>
          <table:table-cell table:style-name="ce17" table:formula="of:=50000000/[.B13]/128" office:value-type="float" office:value="3163.72398153398" calcext:value-type="float">
            <text:p>3164</text:p>
          </table:table-cell>
          <table:table-cell table:style-name="ce6" table:formula="of:=[.D13]/2" office:value-type="float" office:value="1581.86199076699" calcext:value-type="float">
            <text:p>1582</text:p>
          </table:table-cell>
          <table:table-cell table:style-name="ce5" table:number-columns-repeated="2"/>
          <table:table-cell table:formula="of:=[.H12]+2048" office:value-type="float" office:value="24576" calcext:value-type="float">
            <text:p>2457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360/64*[.L13]" office:value-type="float" office:value="61.875" calcext:value-type="float">
            <text:p>61.875</text:p>
          </table:table-cell>
          <table:table-cell table:style-name="ce8" table:formula="of:=127* SIN(RADIANS([.M13]))+128" office:value-type="float" office:value="240.004000572241" calcext:value-type="float">
            <text:p>240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0" office:value-type="float" office:value="130.81" calcext:value-type="float">
            <text:p>130.810</text:p>
          </table:table-cell>
          <table:table-cell table:style-name="ce6" table:formula="of:=25000000/[.B14]/2" office:value-type="float" office:value="95558.4435440716" calcext:value-type="float">
            <text:p>95558</text:p>
          </table:table-cell>
          <table:table-cell table:style-name="ce17" table:formula="of:=50000000/[.B14]/128" office:value-type="float" office:value="2986.20136075224" calcext:value-type="float">
            <text:p>2986</text:p>
          </table:table-cell>
          <table:table-cell table:style-name="ce6" table:formula="of:=[.D14]/2" office:value-type="float" office:value="1493.10068037612" calcext:value-type="float">
            <text:p>1493</text:p>
          </table:table-cell>
          <table:table-cell table:style-name="ce5" table:number-columns-repeated="2"/>
          <table:table-cell table:formula="of:=[.H13]+2048" office:value-type="float" office:value="26624" calcext:value-type="float">
            <text:p>266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360/64*[.L14]" office:value-type="float" office:value="67.5" calcext:value-type="float">
            <text:p>67.5</text:p>
          </table:table-cell>
          <table:table-cell table:style-name="ce8" table:formula="of:=127* SIN(RADIANS([.M14]))+128" office:value-type="float" office:value="245.332700628933" calcext:value-type="float">
            <text:p>245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C♯3/D♭3</text:p>
          </table:table-cell>
          <table:table-cell table:style-name="ce10" office:value-type="float" office:value="138.59" calcext:value-type="float">
            <text:p>138.590</text:p>
          </table:table-cell>
          <table:table-cell table:style-name="ce6" table:formula="of:=25000000/[.B15]/2" office:value-type="float" office:value="90194.0976982466" calcext:value-type="float">
            <text:p>90194</text:p>
          </table:table-cell>
          <table:table-cell table:style-name="ce17" table:formula="of:=50000000/[.B15]/128" office:value-type="float" office:value="2818.56555307021" calcext:value-type="float">
            <text:p>2819</text:p>
          </table:table-cell>
          <table:table-cell table:style-name="ce6" table:formula="of:=[.D15]/2" office:value-type="float" office:value="1409.2827765351" calcext:value-type="float">
            <text:p>1409</text:p>
          </table:table-cell>
          <table:table-cell table:style-name="ce5" table:number-columns-repeated="2"/>
          <table:table-cell table:formula="of:=[.H14]+2048" office:value-type="float" office:value="28672" calcext:value-type="float">
            <text:p>2867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360/64*[.L15]" office:value-type="float" office:value="73.125" calcext:value-type="float">
            <text:p>73.125</text:p>
          </table:table-cell>
          <table:table-cell table:style-name="ce8" table:formula="of:=127* SIN(RADIANS([.M15]))+128" office:value-type="float" office:value="249.531422637991" calcext:value-type="float">
            <text:p>250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0" office:value-type="float" office:value="146.83" calcext:value-type="float">
            <text:p>146.830</text:p>
          </table:table-cell>
          <table:table-cell table:style-name="ce6" table:formula="of:=25000000/[.B16]/2" office:value-type="float" office:value="85132.4661172785" calcext:value-type="float">
            <text:p>85132</text:p>
          </table:table-cell>
          <table:table-cell table:style-name="ce17" table:formula="of:=50000000/[.B16]/128" office:value-type="float" office:value="2660.38956616495" calcext:value-type="float">
            <text:p>2660</text:p>
          </table:table-cell>
          <table:table-cell table:style-name="ce6" table:formula="of:=[.D16]/2" office:value-type="float" office:value="1330.19478308248" calcext:value-type="float">
            <text:p>1330</text:p>
          </table:table-cell>
          <table:table-cell table:style-name="ce5" table:number-columns-repeated="2"/>
          <table:table-cell table:formula="of:=[.H15]+2048" office:value-type="float" office:value="30720" calcext:value-type="float">
            <text:p>307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360/64*[.L16]" office:value-type="float" office:value="78.75" calcext:value-type="float">
            <text:p>78.75</text:p>
          </table:table-cell>
          <table:table-cell table:style-name="ce8" table:formula="of:=127* SIN(RADIANS([.M16]))+128" office:value-type="float" office:value="252.55973061121" calcext:value-type="float">
            <text:p>253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D♯3/E♭3</text:p>
          </table:table-cell>
          <table:table-cell table:style-name="ce10" office:value-type="float" office:value="155.56" calcext:value-type="float">
            <text:p>155.560</text:p>
          </table:table-cell>
          <table:table-cell table:style-name="ce6" table:formula="of:=25000000/[.B17]/2" office:value-type="float" office:value="80354.8470043713" calcext:value-type="float">
            <text:p>80355</text:p>
          </table:table-cell>
          <table:table-cell table:style-name="ce17" table:formula="of:=50000000/[.B17]/128" office:value-type="float" office:value="2511.0889688866" calcext:value-type="float">
            <text:p>2511</text:p>
          </table:table-cell>
          <table:table-cell table:style-name="ce6" table:formula="of:=[.D17]/2" office:value-type="float" office:value="1255.5444844433" calcext:value-type="float">
            <text:p>1256</text:p>
          </table:table-cell>
          <table:table-cell table:style-name="ce5" table:number-columns-repeated="2"/>
          <table:table-cell table:formula="of:=[.H16]+2048" office:value-type="float" office:value="32768" calcext:value-type="float">
            <text:p>327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360/64*[.L17]" office:value-type="float" office:value="84.375" calcext:value-type="float">
            <text:p>84.375</text:p>
          </table:table-cell>
          <table:table-cell table:style-name="ce8" table:formula="of:=127* SIN(RADIANS([.M17]))+128" office:value-type="float" office:value="254.388460287369" calcext:value-type="float">
            <text:p>254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0" office:value-type="float" office:value="164.81" calcext:value-type="float">
            <text:p>164.810</text:p>
          </table:table-cell>
          <table:table-cell table:style-name="ce6" table:formula="of:=25000000/[.B18]/2" office:value-type="float" office:value="75844.9123232814" calcext:value-type="float">
            <text:p>75845</text:p>
          </table:table-cell>
          <table:table-cell table:style-name="ce17" table:formula="of:=50000000/[.B18]/128" office:value-type="float" office:value="2370.15351010254" calcext:value-type="float">
            <text:p>2370</text:p>
          </table:table-cell>
          <table:table-cell table:style-name="ce6" table:formula="of:=[.D18]/2" office:value-type="float" office:value="1185.07675505127" calcext:value-type="float">
            <text:p>1185</text:p>
          </table:table-cell>
          <table:table-cell table:style-name="ce5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360/64*[.L18]" office:value-type="float" office:value="90" calcext:value-type="float">
            <text:p>90</text:p>
          </table:table-cell>
          <table:table-cell table:style-name="ce8" table:formula="of:=127* SIN(RADIANS([.M18]))+128" office:value-type="float" office:value="255" calcext:value-type="float">
            <text:p>255</text:p>
          </table:table-cell>
          <table:table-cell/>
          <table:table-cell table:formula="of:=RANDBETWEEN(0;15)" office:value-type="float" office:value="11" calcext:value-type="float">
            <text:p>11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0" office:value-type="float" office:value="174.61" calcext:value-type="float">
            <text:p>174.610</text:p>
          </table:table-cell>
          <table:table-cell table:style-name="ce6" table:formula="of:=25000000/[.B19]/2" office:value-type="float" office:value="71588.1106465838" calcext:value-type="float">
            <text:p>71588</text:p>
          </table:table-cell>
          <table:table-cell table:style-name="ce17" table:formula="of:=50000000/[.B19]/128" office:value-type="float" office:value="2237.12845770574" calcext:value-type="float">
            <text:p>2237</text:p>
          </table:table-cell>
          <table:table-cell table:style-name="ce6" table:formula="of:=[.D19]/2" office:value-type="float" office:value="1118.56422885287" calcext:value-type="float">
            <text:p>1119</text:p>
          </table:table-cell>
          <table:table-cell table:style-name="ce5" table:number-columns-repeated="2"/>
          <table:table-cell table:number-columns-repeated="4"/>
          <table:table-cell office:value-type="float" office:value="17" calcext:value-type="float">
            <text:p>17</text:p>
          </table:table-cell>
          <table:table-cell table:formula="of:=360/64*[.L19]" office:value-type="float" office:value="95.625" calcext:value-type="float">
            <text:p>95.625</text:p>
          </table:table-cell>
          <table:table-cell table:style-name="ce8" table:formula="of:=127* SIN(RADIANS([.M19]))+128" office:value-type="float" office:value="254.388460287369" calcext:value-type="float">
            <text:p>254</text:p>
          </table:table-cell>
          <table:table-cell/>
          <table:table-cell table:formula="of:=RANDBETWEEN(0;15)" office:value-type="float" office:value="12" calcext:value-type="float">
            <text:p>12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F♯3/G♭3</text:p>
          </table:table-cell>
          <table:table-cell table:style-name="ce10" office:value-type="float" office:value="185" calcext:value-type="float">
            <text:p>185.000</text:p>
          </table:table-cell>
          <table:table-cell table:style-name="ce6" table:formula="of:=25000000/[.B20]/2" office:value-type="float" office:value="67567.5675675676" calcext:value-type="float">
            <text:p>67568</text:p>
          </table:table-cell>
          <table:table-cell table:style-name="ce17" table:formula="of:=50000000/[.B20]/128" office:value-type="float" office:value="2111.48648648649" calcext:value-type="float">
            <text:p>2111</text:p>
          </table:table-cell>
          <table:table-cell table:style-name="ce6" table:formula="of:=[.D20]/2" office:value-type="float" office:value="1055.74324324324" calcext:value-type="float">
            <text:p>1056</text:p>
          </table:table-cell>
          <table:table-cell table:style-name="ce5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formula="of:=360/64*[.L20]" office:value-type="float" office:value="101.25" calcext:value-type="float">
            <text:p>101.25</text:p>
          </table:table-cell>
          <table:table-cell table:style-name="ce8" table:formula="of:=127* SIN(RADIANS([.M20]))+128" office:value-type="float" office:value="252.55973061121" calcext:value-type="float">
            <text:p>253</text:p>
          </table:table-cell>
          <table:table-cell/>
          <table:table-cell table:formula="of:=RANDBETWEEN(0;15)" office:value-type="float" office:value="3" calcext:value-type="float">
            <text:p>3</text:p>
          </table:table-cell>
          <table:table-cell table:formula="of:=RANDBETWEEN(0;15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0" office:value-type="float" office:value="196" calcext:value-type="float">
            <text:p>196.000</text:p>
          </table:table-cell>
          <table:table-cell table:style-name="ce6" table:formula="of:=25000000/[.B21]/2" office:value-type="float" office:value="63775.5102040816" calcext:value-type="float">
            <text:p>63776</text:p>
          </table:table-cell>
          <table:table-cell table:style-name="ce17" table:formula="of:=50000000/[.B21]/128" office:value-type="float" office:value="1992.98469387755" calcext:value-type="float">
            <text:p>1993</text:p>
          </table:table-cell>
          <table:table-cell table:style-name="ce6" table:formula="of:=[.D21]/2" office:value-type="float" office:value="996.492346938776" calcext:value-type="float">
            <text:p>996</text:p>
          </table:table-cell>
          <table:table-cell table:style-name="ce5" table:number-columns-repeated="2"/>
          <table:table-cell table:number-columns-repeated="4"/>
          <table:table-cell office:value-type="float" office:value="19" calcext:value-type="float">
            <text:p>19</text:p>
          </table:table-cell>
          <table:table-cell table:formula="of:=360/64*[.L21]" office:value-type="float" office:value="106.875" calcext:value-type="float">
            <text:p>106.875</text:p>
          </table:table-cell>
          <table:table-cell table:style-name="ce8" table:formula="of:=127* SIN(RADIANS([.M21]))+128" office:value-type="float" office:value="249.531422637991" calcext:value-type="float">
            <text:p>250</text:p>
          </table:table-cell>
          <table:table-cell/>
          <table:table-cell table:formula="of:=RANDBETWEEN(0;15)" office:value-type="float" office:value="6" calcext:value-type="float">
            <text:p>6</text:p>
          </table:table-cell>
          <table:table-cell table:formula="of:=RANDBETWEEN(0;1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♯3/A♭3</text:p>
          </table:table-cell>
          <table:table-cell table:style-name="ce10" office:value-type="float" office:value="207.65" calcext:value-type="float">
            <text:p>207.650</text:p>
          </table:table-cell>
          <table:table-cell table:style-name="ce6" table:formula="of:=25000000/[.B22]/2" office:value-type="float" office:value="60197.4476282206" calcext:value-type="float">
            <text:p>60197</text:p>
          </table:table-cell>
          <table:table-cell table:style-name="ce17" table:formula="of:=50000000/[.B22]/128" office:value-type="float" office:value="1881.17023838189" calcext:value-type="float">
            <text:p>1881</text:p>
          </table:table-cell>
          <table:table-cell table:style-name="ce6" table:formula="of:=[.D22]/2" office:value-type="float" office:value="940.585119190946" calcext:value-type="float">
            <text:p>941</text:p>
          </table:table-cell>
          <table:table-cell table:style-name="ce5" table:number-columns-repeated="2"/>
          <table:table-cell table:number-columns-repeated="4"/>
          <table:table-cell office:value-type="float" office:value="20" calcext:value-type="float">
            <text:p>20</text:p>
          </table:table-cell>
          <table:table-cell table:formula="of:=360/64*[.L22]" office:value-type="float" office:value="112.5" calcext:value-type="float">
            <text:p>112.5</text:p>
          </table:table-cell>
          <table:table-cell table:style-name="ce8" table:formula="of:=127* SIN(RADIANS([.M22]))+128" office:value-type="float" office:value="245.332700628933" calcext:value-type="float">
            <text:p>245</text:p>
          </table:table-cell>
          <table:table-cell/>
          <table:table-cell table:formula="of:=RANDBETWEEN(0;15)" office:value-type="float" office:value="0" calcext:value-type="float">
            <text:p>0</text:p>
          </table:table-cell>
          <table:table-cell table:formula="of:=RANDBETWEEN(0;15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1" office:value-type="float" office:value="220" calcext:value-type="float">
            <text:p>220.000</text:p>
          </table:table-cell>
          <table:table-cell table:style-name="ce6" table:formula="of:=25000000/[.B23]/2" office:value-type="float" office:value="56818.1818181818" calcext:value-type="float">
            <text:p>56818</text:p>
          </table:table-cell>
          <table:table-cell table:style-name="ce17" table:formula="of:=50000000/[.B23]/128" office:value-type="float" office:value="1775.56818181818" calcext:value-type="float">
            <text:p>1776</text:p>
          </table:table-cell>
          <table:table-cell table:style-name="ce6" table:formula="of:=[.D23]/2" office:value-type="float" office:value="887.784090909091" calcext:value-type="float">
            <text:p>888</text:p>
          </table:table-cell>
          <table:table-cell table:style-name="ce5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formula="of:=360/64*[.L23]" office:value-type="float" office:value="118.125" calcext:value-type="float">
            <text:p>118.125</text:p>
          </table:table-cell>
          <table:table-cell table:style-name="ce8" table:formula="of:=127* SIN(RADIANS([.M23]))+128" office:value-type="float" office:value="240.004000572241" calcext:value-type="float">
            <text:p>240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A♯3/B♭3</text:p>
          </table:table-cell>
          <table:table-cell table:style-name="ce10" office:value-type="float" office:value="233.08" calcext:value-type="float">
            <text:p>233.080</text:p>
          </table:table-cell>
          <table:table-cell table:style-name="ce6" table:formula="of:=25000000/[.B24]/2" office:value-type="float" office:value="53629.6550540587" calcext:value-type="float">
            <text:p>53630</text:p>
          </table:table-cell>
          <table:table-cell table:style-name="ce17" table:formula="of:=50000000/[.B24]/128" office:value-type="float" office:value="1675.92672043933" calcext:value-type="float">
            <text:p>1676</text:p>
          </table:table-cell>
          <table:table-cell table:style-name="ce6" table:formula="of:=[.D24]/2" office:value-type="float" office:value="837.963360219667" calcext:value-type="float">
            <text:p>838</text:p>
          </table:table-cell>
          <table:table-cell table:style-name="ce5" table:number-columns-repeated="2"/>
          <table:table-cell table:number-columns-repeated="4"/>
          <table:table-cell office:value-type="float" office:value="22" calcext:value-type="float">
            <text:p>22</text:p>
          </table:table-cell>
          <table:table-cell table:formula="of:=360/64*[.L24]" office:value-type="float" office:value="123.75" calcext:value-type="float">
            <text:p>123.75</text:p>
          </table:table-cell>
          <table:table-cell table:style-name="ce8" table:formula="of:=127* SIN(RADIANS([.M24]))+128" office:value-type="float" office:value="233.596640762423" calcext:value-type="float">
            <text:p>234</text:p>
          </table:table-cell>
          <table:table-cell/>
          <table:table-cell table:formula="of:=RANDBETWEEN(0;15)" office:value-type="float" office:value="8" calcext:value-type="float">
            <text:p>8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0" office:value-type="float" office:value="246.94" calcext:value-type="float">
            <text:p>246.940</text:p>
          </table:table-cell>
          <table:table-cell table:style-name="ce6" table:formula="of:=25000000/[.B25]/2" office:value-type="float" office:value="50619.5837045436" calcext:value-type="float">
            <text:p>50620</text:p>
          </table:table-cell>
          <table:table-cell table:style-name="ce17" table:formula="of:=50000000/[.B25]/128" office:value-type="float" office:value="1581.86199076699" calcext:value-type="float">
            <text:p>1582</text:p>
          </table:table-cell>
          <table:table-cell table:style-name="ce6" table:formula="of:=[.D25]/2" office:value-type="float" office:value="790.930995383494" calcext:value-type="float">
            <text:p>791</text:p>
          </table:table-cell>
          <table:table-cell table:style-name="ce5" table:number-columns-repeated="2"/>
          <table:table-cell table:number-columns-repeated="4"/>
          <table:table-cell office:value-type="float" office:value="23" calcext:value-type="float">
            <text:p>23</text:p>
          </table:table-cell>
          <table:table-cell table:formula="of:=360/64*[.L25]" office:value-type="float" office:value="129.375" calcext:value-type="float">
            <text:p>129.375</text:p>
          </table:table-cell>
          <table:table-cell table:style-name="ce8" table:formula="of:=127* SIN(RADIANS([.M25]))+128" office:value-type="float" office:value="226.172327577068" calcext:value-type="float">
            <text:p>226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C4 <text:a xlink:href="https://en.wikipedia.org/wiki/C_(musical_note)#Middle_C" xlink:type="simple">Middle C</text:a></text:p>
          </table:table-cell>
          <table:table-cell table:style-name="ce12" office:value-type="float" office:value="261.63" calcext:value-type="float">
            <text:p>261.630</text:p>
          </table:table-cell>
          <table:table-cell table:style-name="ce6" table:formula="of:=25000000/[.B26]/2" office:value-type="float" office:value="47777.3955586133" calcext:value-type="float">
            <text:p>47777</text:p>
          </table:table-cell>
          <table:table-cell table:style-name="ce17" table:formula="of:=50000000/[.B26]/128" office:value-type="float" office:value="1493.04361120667" calcext:value-type="float">
            <text:p>1493</text:p>
          </table:table-cell>
          <table:table-cell table:style-name="ce6" table:formula="of:=[.D26]/2" office:value-type="float" office:value="746.521805603333" calcext:value-type="float">
            <text:p>747</text:p>
          </table:table-cell>
          <table:table-cell table:style-name="ce5" table:number-columns-repeated="2"/>
          <table:table-cell table:number-columns-repeated="4"/>
          <table:table-cell office:value-type="float" office:value="24" calcext:value-type="float">
            <text:p>24</text:p>
          </table:table-cell>
          <table:table-cell table:formula="of:=360/64*[.L26]" office:value-type="float" office:value="135" calcext:value-type="float">
            <text:p>135</text:p>
          </table:table-cell>
          <table:table-cell table:style-name="ce8" table:formula="of:=127* SIN(RADIANS([.M26]))+128" office:value-type="float" office:value="217.802561210692" calcext:value-type="float">
            <text:p>218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♯4/D♭4</text:p>
          </table:table-cell>
          <table:table-cell table:style-name="ce10" office:value-type="float" office:value="277.18" calcext:value-type="float">
            <text:p>277.180</text:p>
          </table:table-cell>
          <table:table-cell table:style-name="ce6" table:formula="of:=25000000/[.B27]/2" office:value-type="float" office:value="45097.0488491233" calcext:value-type="float">
            <text:p>45097</text:p>
          </table:table-cell>
          <table:table-cell table:style-name="ce17" table:formula="of:=50000000/[.B27]/128" office:value-type="float" office:value="1409.2827765351" calcext:value-type="float">
            <text:p>1409</text:p>
          </table:table-cell>
          <table:table-cell table:style-name="ce6" table:formula="of:=[.D27]/2" office:value-type="float" office:value="704.641388267552" calcext:value-type="float">
            <text:p>705</text:p>
          </table:table-cell>
          <table:table-cell table:style-name="ce5" table:number-columns-repeated="2"/>
          <table:table-cell table:number-columns-repeated="4"/>
          <table:table-cell office:value-type="float" office:value="25" calcext:value-type="float">
            <text:p>25</text:p>
          </table:table-cell>
          <table:table-cell table:formula="of:=360/64*[.L27]" office:value-type="float" office:value="140.625" calcext:value-type="float">
            <text:p>140.625</text:p>
          </table:table-cell>
          <table:table-cell table:style-name="ce8" table:formula="of:=127* SIN(RADIANS([.M27]))+128" office:value-type="float" office:value="208.567947088783" calcext:value-type="float">
            <text:p>209</text:p>
          </table:table-cell>
          <table:table-cell/>
          <table:table-cell table:formula="of:=RANDBETWEEN(0;15)" office:value-type="float" office:value="10" calcext:value-type="float">
            <text:p>10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0" office:value-type="float" office:value="293.67" calcext:value-type="float">
            <text:p>293.670</text:p>
          </table:table-cell>
          <table:table-cell table:style-name="ce6" table:formula="of:=25000000/[.B28]/2" office:value-type="float" office:value="42564.7836006402" calcext:value-type="float">
            <text:p>42565</text:p>
          </table:table-cell>
          <table:table-cell table:style-name="ce17" table:formula="of:=50000000/[.B28]/128" office:value-type="float" office:value="1330.14948752001" calcext:value-type="float">
            <text:p>1330</text:p>
          </table:table-cell>
          <table:table-cell table:style-name="ce6" table:formula="of:=[.D28]/2" office:value-type="float" office:value="665.074743760003" calcext:value-type="float">
            <text:p>665</text:p>
          </table:table-cell>
          <table:table-cell table:style-name="ce5" table:number-columns-repeated="2"/>
          <table:table-cell table:number-columns-repeated="4"/>
          <table:table-cell office:value-type="float" office:value="26" calcext:value-type="float">
            <text:p>26</text:p>
          </table:table-cell>
          <table:table-cell table:formula="of:=360/64*[.L28]" office:value-type="float" office:value="146.25" calcext:value-type="float">
            <text:p>146.25</text:p>
          </table:table-cell>
          <table:table-cell table:style-name="ce8" table:formula="of:=127* SIN(RADIANS([.M28]))+128" office:value-type="float" office:value="198.557419593489" calcext:value-type="float">
            <text:p>199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♯4/E♭4</text:p>
          </table:table-cell>
          <table:table-cell table:style-name="ce10" office:value-type="float" office:value="311.13" calcext:value-type="float">
            <text:p>311.130</text:p>
          </table:table-cell>
          <table:table-cell table:style-name="ce6" table:formula="of:=25000000/[.B29]/2" office:value-type="float" office:value="40176.1321634044" calcext:value-type="float">
            <text:p>40176</text:p>
          </table:table-cell>
          <table:table-cell table:style-name="ce17" table:formula="of:=50000000/[.B29]/128" office:value-type="float" office:value="1255.50413010639" calcext:value-type="float">
            <text:p>1256</text:p>
          </table:table-cell>
          <table:table-cell table:style-name="ce6" table:formula="of:=[.D29]/2" office:value-type="float" office:value="627.752065053193" calcext:value-type="float">
            <text:p>628</text:p>
          </table:table-cell>
          <table:table-cell table:style-name="ce5" table:number-columns-repeated="2"/>
          <table:table-cell table:number-columns-repeated="4"/>
          <table:table-cell office:value-type="float" office:value="27" calcext:value-type="float">
            <text:p>27</text:p>
          </table:table-cell>
          <table:table-cell table:formula="of:=360/64*[.L29]" office:value-type="float" office:value="151.875" calcext:value-type="float">
            <text:p>151.875</text:p>
          </table:table-cell>
          <table:table-cell table:style-name="ce8" table:formula="of:=127* SIN(RADIANS([.M29]))+128" office:value-type="float" office:value="187.867385576902" calcext:value-type="float">
            <text:p>188</text:p>
          </table:table-cell>
          <table:table-cell/>
          <table:table-cell table:formula="of:=RANDBETWEEN(0;15)" office:value-type="float" office:value="13" calcext:value-type="float">
            <text:p>13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0" office:value-type="float" office:value="329.63" calcext:value-type="float">
            <text:p>329.630</text:p>
          </table:table-cell>
          <table:table-cell table:style-name="ce6" table:formula="of:=25000000/[.B30]/2" office:value-type="float" office:value="37921.3057063981" calcext:value-type="float">
            <text:p>37921</text:p>
          </table:table-cell>
          <table:table-cell table:style-name="ce17" table:formula="of:=50000000/[.B30]/128" office:value-type="float" office:value="1185.04080332494" calcext:value-type="float">
            <text:p>1185</text:p>
          </table:table-cell>
          <table:table-cell table:style-name="ce6" table:formula="of:=[.D30]/2" office:value-type="float" office:value="592.52040166247" calcext:value-type="float">
            <text:p>593</text:p>
          </table:table-cell>
          <table:table-cell table:style-name="ce5" table:number-columns-repeated="2"/>
          <table:table-cell table:number-columns-repeated="4"/>
          <table:table-cell office:value-type="float" office:value="28" calcext:value-type="float">
            <text:p>28</text:p>
          </table:table-cell>
          <table:table-cell table:formula="of:=360/64*[.L30]" office:value-type="float" office:value="157.5" calcext:value-type="float">
            <text:p>157.5</text:p>
          </table:table-cell>
          <table:table-cell table:style-name="ce8" table:formula="of:=127* SIN(RADIANS([.M30]))+128" office:value-type="float" office:value="176.600795910366" calcext:value-type="float">
            <text:p>177</text:p>
          </table:table-cell>
          <table:table-cell/>
          <table:table-cell table:formula="of:=RANDBETWEEN(0;15)" office:value-type="float" office:value="7" calcext:value-type="float">
            <text:p>7</text:p>
          </table:table-cell>
          <table:table-cell table:formula="of:=RANDBETWEEN(0;15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0" office:value-type="float" office:value="349.23" calcext:value-type="float">
            <text:p>349.230</text:p>
          </table:table-cell>
          <table:table-cell table:style-name="ce6" table:formula="of:=25000000/[.B31]/2" office:value-type="float" office:value="35793.0303811242" calcext:value-type="float">
            <text:p>35793</text:p>
          </table:table-cell>
          <table:table-cell table:style-name="ce17" table:formula="of:=50000000/[.B31]/128" office:value-type="float" office:value="1118.53219941013" calcext:value-type="float">
            <text:p>1119</text:p>
          </table:table-cell>
          <table:table-cell table:style-name="ce6" table:formula="of:=[.D31]/2" office:value-type="float" office:value="559.266099705065" calcext:value-type="float">
            <text:p>559</text:p>
          </table:table-cell>
          <table:table-cell table:style-name="ce5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table:formula="of:=360/64*[.L31]" office:value-type="float" office:value="163.125" calcext:value-type="float">
            <text:p>163.125</text:p>
          </table:table-cell>
          <table:table-cell table:style-name="ce8" table:formula="of:=127* SIN(RADIANS([.M31]))+128" office:value-type="float" office:value="164.866154011317" calcext:value-type="float">
            <text:p>165</text:p>
          </table:table-cell>
          <table:table-cell/>
          <table:table-cell table:formula="of:=RANDBETWEEN(0;15)" office:value-type="float" office:value="14" calcext:value-type="float">
            <text:p>14</text:p>
          </table:table-cell>
          <table:table-cell table:formula="of:=RANDBETWEEN(0;15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F♯4/G♭4</text:p>
          </table:table-cell>
          <table:table-cell table:style-name="ce10" office:value-type="float" office:value="369.99" calcext:value-type="float">
            <text:p>369.990</text:p>
          </table:table-cell>
          <table:table-cell table:style-name="ce6" table:formula="of:=25000000/[.B32]/2" office:value-type="float" office:value="33784.6968836996" calcext:value-type="float">
            <text:p>33785</text:p>
          </table:table-cell>
          <table:table-cell table:style-name="ce17" table:formula="of:=50000000/[.B32]/128" office:value-type="float" office:value="1055.77177761561" calcext:value-type="float">
            <text:p>1056</text:p>
          </table:table-cell>
          <table:table-cell table:style-name="ce6" table:formula="of:=[.D32]/2" office:value-type="float" office:value="527.885888807806" calcext:value-type="float">
            <text:p>528</text:p>
          </table:table-cell>
          <table:table-cell table:style-name="ce5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360/64*[.L32]" office:value-type="float" office:value="168.75" calcext:value-type="float">
            <text:p>168.75</text:p>
          </table:table-cell>
          <table:table-cell table:style-name="ce8" table:formula="of:=127* SIN(RADIANS([.M32]))+128" office:value-type="float" office:value="152.776470896048" calcext:value-type="float">
            <text:p>153</text:p>
          </table:table-cell>
          <table:table-cell/>
          <table:table-cell table:formula="of:=RANDBETWEEN(0;15)" office:value-type="float" office:value="5" calcext:value-type="float">
            <text:p>5</text:p>
          </table:table-cell>
          <table:table-cell table:formula="of:=RANDBETWEEN(0;15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0" office:value-type="float" office:value="392" calcext:value-type="float">
            <text:p>392.000</text:p>
          </table:table-cell>
          <table:table-cell table:style-name="ce6" table:formula="of:=25000000/[.B33]/2" office:value-type="float" office:value="31887.7551020408" calcext:value-type="float">
            <text:p>31888</text:p>
          </table:table-cell>
          <table:table-cell table:style-name="ce17" table:formula="of:=50000000/[.B33]/128" office:value-type="float" office:value="996.492346938776" calcext:value-type="float">
            <text:p>996</text:p>
          </table:table-cell>
          <table:table-cell table:style-name="ce6" table:formula="of:=[.D33]/2" office:value-type="float" office:value="498.246173469388" calcext:value-type="float">
            <text:p>498</text:p>
          </table:table-cell>
          <table:table-cell table:style-name="ce5" table:number-columns-repeated="2"/>
          <table:table-cell table:number-columns-repeated="4"/>
          <table:table-cell office:value-type="float" office:value="31" calcext:value-type="float">
            <text:p>31</text:p>
          </table:table-cell>
          <table:table-cell table:formula="of:=360/64*[.L33]" office:value-type="float" office:value="174.375" calcext:value-type="float">
            <text:p>174.375</text:p>
          </table:table-cell>
          <table:table-cell table:style-name="ce8" table:formula="of:=127* SIN(RADIANS([.M33]))+128" office:value-type="float" office:value="140.448176821854" calcext:value-type="float">
            <text:p>140</text:p>
          </table:table-cell>
          <table:table-cell/>
          <table:table-cell table:formula="of:=RANDBETWEEN(0;15)" office:value-type="float" office:value="1" calcext:value-type="float">
            <text:p>1</text:p>
          </table:table-cell>
          <table:table-cell table:formula="of:=RANDBETWEEN(0;15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G♯4/A♭4</text:p>
          </table:table-cell>
          <table:table-cell table:style-name="ce10" office:value-type="float" office:value="415.3" calcext:value-type="float">
            <text:p>415.300</text:p>
          </table:table-cell>
          <table:table-cell table:style-name="ce6" table:formula="of:=25000000/[.B34]/2" office:value-type="float" office:value="30098.7238141103" calcext:value-type="float">
            <text:p>30099</text:p>
          </table:table-cell>
          <table:table-cell table:style-name="ce17" table:formula="of:=50000000/[.B34]/128" office:value-type="float" office:value="940.585119190946" calcext:value-type="float">
            <text:p>941</text:p>
          </table:table-cell>
          <table:table-cell table:style-name="ce6" table:formula="of:=[.D34]/2" office:value-type="float" office:value="470.292559595473" calcext:value-type="float">
            <text:p>470</text:p>
          </table:table-cell>
          <table:table-cell table:style-name="ce5"/>
          <table:table-cell table:style-name="ce1"/>
          <table:table-cell table:number-columns-repeated="4"/>
          <table:table-cell office:value-type="float" office:value="32" calcext:value-type="float">
            <text:p>32</text:p>
          </table:table-cell>
          <table:table-cell table:formula="of:=360/64*[.L34]" office:value-type="float" office:value="180" calcext:value-type="float">
            <text:p>180</text:p>
          </table:table-cell>
          <table:table-cell table:style-name="ce8" table:formula="of:=127* SIN(RADIANS([.M34]))+128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4 <text:a xlink:href="https://en.wikipedia.org/wiki/A440_(pitch_standard)" xlink:type="simple">A440</text:a></text:p>
          </table:table-cell>
          <table:table-cell table:style-name="ce13" office:value-type="float" office:value="440" calcext:value-type="float">
            <text:p>440.000</text:p>
          </table:table-cell>
          <table:table-cell table:style-name="ce6" table:formula="of:=25000000/[.B35]/2" office:value-type="float" office:value="28409.0909090909" calcext:value-type="float">
            <text:p>28409</text:p>
          </table:table-cell>
          <table:table-cell table:style-name="ce17" table:formula="of:=50000000/[.B35]/128" office:value-type="float" office:value="887.784090909091" calcext:value-type="float">
            <text:p>888</text:p>
          </table:table-cell>
          <table:table-cell table:style-name="ce6" table:formula="of:=[.D35]/2" office:value-type="float" office:value="443.892045454545" calcext:value-type="float">
            <text:p>444</text:p>
          </table:table-cell>
          <table:table-cell table:style-name="ce5" table:number-columns-repeated="2"/>
          <table:table-cell table:number-columns-repeated="4"/>
          <table:table-cell office:value-type="float" office:value="33" calcext:value-type="float">
            <text:p>33</text:p>
          </table:table-cell>
          <table:table-cell table:formula="of:=360/64*[.L35]" office:value-type="float" office:value="185.625" calcext:value-type="float">
            <text:p>185.625</text:p>
          </table:table-cell>
          <table:table-cell table:style-name="ce8" table:formula="of:=127* SIN(RADIANS([.M35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4/B♭4</text:p>
          </table:table-cell>
          <table:table-cell table:style-name="ce10" office:value-type="float" office:value="466.16" calcext:value-type="float">
            <text:p>466.160</text:p>
          </table:table-cell>
          <table:table-cell table:style-name="ce6" table:formula="of:=25000000/[.B36]/2" office:value-type="float" office:value="26814.8275270293" calcext:value-type="float">
            <text:p>26815</text:p>
          </table:table-cell>
          <table:table-cell table:style-name="ce17" table:formula="of:=50000000/[.B36]/128" office:value-type="float" office:value="837.963360219667" calcext:value-type="float">
            <text:p>838</text:p>
          </table:table-cell>
          <table:table-cell table:style-name="ce6" table:formula="of:=[.D36]/2" office:value-type="float" office:value="418.981680109834" calcext:value-type="float">
            <text:p>419</text:p>
          </table:table-cell>
          <table:table-cell table:style-name="ce5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formula="of:=360/64*[.L36]" office:value-type="float" office:value="191.25" calcext:value-type="float">
            <text:p>191.25</text:p>
          </table:table-cell>
          <table:table-cell table:style-name="ce8" table:formula="of:=127* SIN(RADIANS([.M36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0" office:value-type="float" office:value="493.88" calcext:value-type="float">
            <text:p>493.880</text:p>
          </table:table-cell>
          <table:table-cell table:style-name="ce6" table:formula="of:=25000000/[.B37]/2" office:value-type="float" office:value="25309.7918522718" calcext:value-type="float">
            <text:p>25310</text:p>
          </table:table-cell>
          <table:table-cell table:style-name="ce17" table:formula="of:=50000000/[.B37]/128" office:value-type="float" office:value="790.930995383494" calcext:value-type="float">
            <text:p>791</text:p>
          </table:table-cell>
          <table:table-cell table:style-name="ce6" table:formula="of:=[.D37]/2" office:value-type="float" office:value="395.465497691747" calcext:value-type="float">
            <text:p>395</text:p>
          </table:table-cell>
          <table:table-cell table:style-name="ce5" table:number-columns-repeated="2"/>
          <table:table-cell table:number-columns-repeated="4"/>
          <table:table-cell office:value-type="float" office:value="35" calcext:value-type="float">
            <text:p>35</text:p>
          </table:table-cell>
          <table:table-cell table:formula="of:=360/64*[.L37]" office:value-type="float" office:value="196.875" calcext:value-type="float">
            <text:p>196.875</text:p>
          </table:table-cell>
          <table:table-cell table:style-name="ce8" table:formula="of:=127* SIN(RADIANS([.M37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5 <text:a xlink:href="https://en.wikipedia.org/wiki/Tenor_C" xlink:type="simple">Tenor C</text:a></text:p>
          </table:table-cell>
          <table:table-cell table:style-name="ce10" office:value-type="float" office:value="523.25" calcext:value-type="float">
            <text:p>523.250</text:p>
          </table:table-cell>
          <table:table-cell table:style-name="ce6" table:formula="of:=25000000/[.B38]/2" office:value-type="float" office:value="23889.1543239369" calcext:value-type="float">
            <text:p>23889</text:p>
          </table:table-cell>
          <table:table-cell table:style-name="ce17" table:formula="of:=50000000/[.B38]/128" office:value-type="float" office:value="746.536072623029" calcext:value-type="float">
            <text:p>747</text:p>
          </table:table-cell>
          <table:table-cell table:style-name="ce6" table:formula="of:=[.D38]/2" office:value-type="float" office:value="373.268036311515" calcext:value-type="float">
            <text:p>373</text:p>
          </table:table-cell>
          <table:table-cell table:style-name="ce5" table:number-columns-repeated="2"/>
          <table:table-cell table:number-columns-repeated="4"/>
          <table:table-cell office:value-type="float" office:value="36" calcext:value-type="float">
            <text:p>36</text:p>
          </table:table-cell>
          <table:table-cell table:formula="of:=360/64*[.L38]" office:value-type="float" office:value="202.5" calcext:value-type="float">
            <text:p>202.5</text:p>
          </table:table-cell>
          <table:table-cell table:style-name="ce8" table:formula="of:=127* SIN(RADIANS([.M38]))+128" office:value-type="float" office:value="79.3992040896336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5/D♭5</text:p>
          </table:table-cell>
          <table:table-cell table:style-name="ce10" office:value-type="float" office:value="554.37" calcext:value-type="float">
            <text:p>554.370</text:p>
          </table:table-cell>
          <table:table-cell table:style-name="ce6" table:formula="of:=25000000/[.B39]/2" office:value-type="float" office:value="22548.1176831358" calcext:value-type="float">
            <text:p>22548</text:p>
          </table:table-cell>
          <table:table-cell table:style-name="ce17" table:formula="of:=50000000/[.B39]/128" office:value-type="float" office:value="704.628677597994" calcext:value-type="float">
            <text:p>705</text:p>
          </table:table-cell>
          <table:table-cell table:style-name="ce6" table:formula="of:=[.D39]/2" office:value-type="float" office:value="352.314338798997" calcext:value-type="float">
            <text:p>352</text:p>
          </table:table-cell>
          <table:table-cell table:style-name="ce5"/>
          <table:table-cell table:style-name="ce1"/>
          <table:table-cell table:number-columns-repeated="4"/>
          <table:table-cell office:value-type="float" office:value="37" calcext:value-type="float">
            <text:p>37</text:p>
          </table:table-cell>
          <table:table-cell table:formula="of:=360/64*[.L39]" office:value-type="float" office:value="208.125" calcext:value-type="float">
            <text:p>208.125</text:p>
          </table:table-cell>
          <table:table-cell table:style-name="ce8" table:formula="of:=127* SIN(RADIANS([.M39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0" office:value-type="float" office:value="587.33" calcext:value-type="float">
            <text:p>587.330</text:p>
          </table:table-cell>
          <table:table-cell table:style-name="ce6" table:formula="of:=25000000/[.B40]/2" office:value-type="float" office:value="21282.7541586502" calcext:value-type="float">
            <text:p>21283</text:p>
          </table:table-cell>
          <table:table-cell table:style-name="ce17" table:formula="of:=50000000/[.B40]/128" office:value-type="float" office:value="665.086067457818" calcext:value-type="float">
            <text:p>665</text:p>
          </table:table-cell>
          <table:table-cell table:style-name="ce6" table:formula="of:=[.D40]/2" office:value-type="float" office:value="332.543033728909" calcext:value-type="float">
            <text:p>333</text:p>
          </table:table-cell>
          <table:table-cell table:style-name="ce5" table:number-columns-repeated="2"/>
          <table:table-cell table:number-columns-repeated="4"/>
          <table:table-cell office:value-type="float" office:value="38" calcext:value-type="float">
            <text:p>38</text:p>
          </table:table-cell>
          <table:table-cell table:formula="of:=360/64*[.L40]" office:value-type="float" office:value="213.75" calcext:value-type="float">
            <text:p>213.75</text:p>
          </table:table-cell>
          <table:table-cell table:style-name="ce8" table:formula="of:=127* SIN(RADIANS([.M40]))+128" office:value-type="float" office:value="57.4425804065106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5/E♭5</text:p>
          </table:table-cell>
          <table:table-cell table:style-name="ce10" office:value-type="float" office:value="622.25" calcext:value-type="float">
            <text:p>622.250</text:p>
          </table:table-cell>
          <table:table-cell table:style-name="ce6" table:formula="of:=25000000/[.B41]/2" office:value-type="float" office:value="20088.3889112093" calcext:value-type="float">
            <text:p>20088</text:p>
          </table:table-cell>
          <table:table-cell table:style-name="ce17" table:formula="of:=50000000/[.B41]/128" office:value-type="float" office:value="627.762153475291" calcext:value-type="float">
            <text:p>628</text:p>
          </table:table-cell>
          <table:table-cell table:style-name="ce6" table:formula="of:=[.D41]/2" office:value-type="float" office:value="313.881076737646" calcext:value-type="float">
            <text:p>314</text:p>
          </table:table-cell>
          <table:table-cell table:style-name="ce5" table:number-columns-repeated="2"/>
          <table:table-cell table:number-columns-repeated="4"/>
          <table:table-cell office:value-type="float" office:value="39" calcext:value-type="float">
            <text:p>39</text:p>
          </table:table-cell>
          <table:table-cell table:formula="of:=360/64*[.L41]" office:value-type="float" office:value="219.375" calcext:value-type="float">
            <text:p>219.375</text:p>
          </table:table-cell>
          <table:table-cell table:style-name="ce8" table:formula="of:=127* SIN(RADIANS([.M41]))+128" office:value-type="float" office:value="47.4320529112171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0" office:value-type="float" office:value="659.26" calcext:value-type="float">
            <text:p>659.260</text:p>
          </table:table-cell>
          <table:table-cell table:style-name="ce6" table:formula="of:=25000000/[.B42]/2" office:value-type="float" office:value="18960.652853199" calcext:value-type="float">
            <text:p>18961</text:p>
          </table:table-cell>
          <table:table-cell table:style-name="ce17" table:formula="of:=50000000/[.B42]/128" office:value-type="float" office:value="592.52040166247" calcext:value-type="float">
            <text:p>593</text:p>
          </table:table-cell>
          <table:table-cell table:style-name="ce6" table:formula="of:=[.D42]/2" office:value-type="float" office:value="296.260200831235" calcext:value-type="float">
            <text:p>296</text:p>
          </table:table-cell>
          <table:table-cell table:style-name="ce5" table:number-columns-repeated="2"/>
          <table:table-cell table:number-columns-repeated="4"/>
          <table:table-cell office:value-type="float" office:value="40" calcext:value-type="float">
            <text:p>40</text:p>
          </table:table-cell>
          <table:table-cell table:formula="of:=360/64*[.L42]" office:value-type="float" office:value="225" calcext:value-type="float">
            <text:p>225</text:p>
          </table:table-cell>
          <table:table-cell table:style-name="ce8" table:formula="of:=127* SIN(RADIANS([.M42]))+128" office:value-type="float" office:value="38.1974387893085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0" office:value-type="float" office:value="698.46" calcext:value-type="float">
            <text:p>698.460</text:p>
          </table:table-cell>
          <table:table-cell table:style-name="ce6" table:formula="of:=25000000/[.B43]/2" office:value-type="float" office:value="17896.5151905621" calcext:value-type="float">
            <text:p>17897</text:p>
          </table:table-cell>
          <table:table-cell table:style-name="ce17" table:formula="of:=50000000/[.B43]/128" office:value-type="float" office:value="559.266099705065" calcext:value-type="float">
            <text:p>559</text:p>
          </table:table-cell>
          <table:table-cell table:style-name="ce6" table:formula="of:=[.D43]/2" office:value-type="float" office:value="279.633049852533" calcext:value-type="float">
            <text:p>280</text:p>
          </table:table-cell>
          <table:table-cell table:style-name="ce5"/>
          <table:table-cell table:style-name="ce1"/>
          <table:table-cell table:number-columns-repeated="4"/>
          <table:table-cell office:value-type="float" office:value="41" calcext:value-type="float">
            <text:p>41</text:p>
          </table:table-cell>
          <table:table-cell table:formula="of:=360/64*[.L43]" office:value-type="float" office:value="230.625" calcext:value-type="float">
            <text:p>230.625</text:p>
          </table:table-cell>
          <table:table-cell table:style-name="ce8" table:formula="of:=127* SIN(RADIANS([.M43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5/G♭5</text:p>
          </table:table-cell>
          <table:table-cell table:style-name="ce10" office:value-type="float" office:value="739.99" calcext:value-type="float">
            <text:p>739.990</text:p>
          </table:table-cell>
          <table:table-cell table:style-name="ce6" table:formula="of:=25000000/[.B44]/2" office:value-type="float" office:value="16892.120163786" calcext:value-type="float">
            <text:p>16892</text:p>
          </table:table-cell>
          <table:table-cell table:style-name="ce17" table:formula="of:=50000000/[.B44]/128" office:value-type="float" office:value="527.878755118312" calcext:value-type="float">
            <text:p>528</text:p>
          </table:table-cell>
          <table:table-cell table:style-name="ce6" table:formula="of:=[.D44]/2" office:value-type="float" office:value="263.939377559156" calcext:value-type="float">
            <text:p>264</text:p>
          </table:table-cell>
          <table:table-cell table:style-name="ce5" table:number-columns-repeated="2"/>
          <table:table-cell table:number-columns-repeated="4"/>
          <table:table-cell office:value-type="float" office:value="42" calcext:value-type="float">
            <text:p>42</text:p>
          </table:table-cell>
          <table:table-cell table:formula="of:=360/64*[.L44]" office:value-type="float" office:value="236.25" calcext:value-type="float">
            <text:p>236.25</text:p>
          </table:table-cell>
          <table:table-cell table:style-name="ce8" table:formula="of:=127* SIN(RADIANS([.M44]))+128" office:value-type="float" office:value="22.4033592375768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0" office:value-type="float" office:value="783.99" calcext:value-type="float">
            <text:p>783.990</text:p>
          </table:table-cell>
          <table:table-cell table:style-name="ce6" table:formula="of:=25000000/[.B45]/2" office:value-type="float" office:value="15944.0809193995" calcext:value-type="float">
            <text:p>15944</text:p>
          </table:table-cell>
          <table:table-cell table:style-name="ce17" table:formula="of:=50000000/[.B45]/128" office:value-type="float" office:value="498.252528731234" calcext:value-type="float">
            <text:p>498</text:p>
          </table:table-cell>
          <table:table-cell table:style-name="ce6" table:formula="of:=[.D45]/2" office:value-type="float" office:value="249.126264365617" calcext:value-type="float">
            <text:p>249</text:p>
          </table:table-cell>
          <table:table-cell table:style-name="ce5" table:number-columns-repeated="2"/>
          <table:table-cell table:number-columns-repeated="4"/>
          <table:table-cell office:value-type="float" office:value="43" calcext:value-type="float">
            <text:p>43</text:p>
          </table:table-cell>
          <table:table-cell table:formula="of:=360/64*[.L45]" office:value-type="float" office:value="241.875" calcext:value-type="float">
            <text:p>241.875</text:p>
          </table:table-cell>
          <table:table-cell table:style-name="ce8" table:formula="of:=127* SIN(RADIANS([.M45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5/A♭5</text:p>
          </table:table-cell>
          <table:table-cell table:style-name="ce10" office:value-type="float" office:value="830.61" calcext:value-type="float">
            <text:p>830.610</text:p>
          </table:table-cell>
          <table:table-cell table:style-name="ce6" table:formula="of:=25000000/[.B46]/2" office:value-type="float" office:value="15049.1807226015" calcext:value-type="float">
            <text:p>15049</text:p>
          </table:table-cell>
          <table:table-cell table:style-name="ce17" table:formula="of:=50000000/[.B46]/128" office:value-type="float" office:value="470.286897581296" calcext:value-type="float">
            <text:p>470</text:p>
          </table:table-cell>
          <table:table-cell table:style-name="ce6" table:formula="of:=[.D46]/2" office:value-type="float" office:value="235.143448790648" calcext:value-type="float">
            <text:p>235</text:p>
          </table:table-cell>
          <table:table-cell table:style-name="ce5" table:number-columns-repeated="2"/>
          <table:table-cell table:number-columns-repeated="4"/>
          <table:table-cell office:value-type="float" office:value="44" calcext:value-type="float">
            <text:p>44</text:p>
          </table:table-cell>
          <table:table-cell table:formula="of:=360/64*[.L46]" office:value-type="float" office:value="247.5" calcext:value-type="float">
            <text:p>247.5</text:p>
          </table:table-cell>
          <table:table-cell table:style-name="ce8" table:formula="of:=127* SIN(RADIANS([.M46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1" office:value-type="float" office:value="880" calcext:value-type="float">
            <text:p>880.000</text:p>
          </table:table-cell>
          <table:table-cell table:style-name="ce6" table:formula="of:=25000000/[.B47]/2" office:value-type="float" office:value="14204.5454545455" calcext:value-type="float">
            <text:p>14205</text:p>
          </table:table-cell>
          <table:table-cell table:style-name="ce17" table:formula="of:=50000000/[.B47]/128" office:value-type="float" office:value="443.892045454545" calcext:value-type="float">
            <text:p>444</text:p>
          </table:table-cell>
          <table:table-cell table:style-name="ce6" table:formula="of:=[.D47]/2" office:value-type="float" office:value="221.946022727273" calcext:value-type="float">
            <text:p>222</text:p>
          </table:table-cell>
          <table:table-cell table:style-name="ce5" table:number-columns-repeated="2"/>
          <table:table-cell table:number-columns-repeated="4"/>
          <table:table-cell office:value-type="float" office:value="45" calcext:value-type="float">
            <text:p>45</text:p>
          </table:table-cell>
          <table:table-cell table:formula="of:=360/64*[.L47]" office:value-type="float" office:value="253.125" calcext:value-type="float">
            <text:p>253.125</text:p>
          </table:table-cell>
          <table:table-cell table:style-name="ce8" table:formula="of:=127* SIN(RADIANS([.M47]))+128" office:value-type="float" office:value="6.46857736200948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5/B♭5</text:p>
          </table:table-cell>
          <table:table-cell table:style-name="ce10" office:value-type="float" office:value="932.33" calcext:value-type="float">
            <text:p>932.330</text:p>
          </table:table-cell>
          <table:table-cell table:style-name="ce6" table:formula="of:=25000000/[.B48]/2" office:value-type="float" office:value="13407.2699580621" calcext:value-type="float">
            <text:p>13407</text:p>
          </table:table-cell>
          <table:table-cell table:style-name="ce17" table:formula="of:=50000000/[.B48]/128" office:value-type="float" office:value="418.977186189439" calcext:value-type="float">
            <text:p>419</text:p>
          </table:table-cell>
          <table:table-cell table:style-name="ce6" table:formula="of:=[.D48]/2" office:value-type="float" office:value="209.48859309472" calcext:value-type="float">
            <text:p>209</text:p>
          </table:table-cell>
          <table:table-cell table:style-name="ce5"/>
          <table:table-cell table:style-name="ce1"/>
          <table:table-cell table:number-columns-repeated="4"/>
          <table:table-cell office:value-type="float" office:value="46" calcext:value-type="float">
            <text:p>46</text:p>
          </table:table-cell>
          <table:table-cell table:formula="of:=360/64*[.L48]" office:value-type="float" office:value="258.75" calcext:value-type="float">
            <text:p>258.75</text:p>
          </table:table-cell>
          <table:table-cell table:style-name="ce8" table:formula="of:=127* SIN(RADIANS([.M48]))+128" office:value-type="float" office:value="3.44026938878974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0" office:value-type="float" office:value="987.77" calcext:value-type="float">
            <text:p>987.770</text:p>
          </table:table-cell>
          <table:table-cell table:style-name="ce6" table:formula="of:=25000000/[.B49]/2" office:value-type="float" office:value="12654.7678103202" calcext:value-type="float">
            <text:p>12655</text:p>
          </table:table-cell>
          <table:table-cell table:style-name="ce17" table:formula="of:=50000000/[.B49]/128" office:value-type="float" office:value="395.461494072507" calcext:value-type="float">
            <text:p>395</text:p>
          </table:table-cell>
          <table:table-cell table:style-name="ce6" table:formula="of:=[.D49]/2" office:value-type="float" office:value="197.730747036253" calcext:value-type="float">
            <text:p>198</text:p>
          </table:table-cell>
          <table:table-cell table:style-name="ce5" table:number-columns-repeated="2"/>
          <table:table-cell table:number-columns-repeated="4"/>
          <table:table-cell office:value-type="float" office:value="47" calcext:value-type="float">
            <text:p>47</text:p>
          </table:table-cell>
          <table:table-cell table:formula="of:=360/64*[.L49]" office:value-type="float" office:value="264.375" calcext:value-type="float">
            <text:p>264.375</text:p>
          </table:table-cell>
          <table:table-cell table:style-name="ce8" table:formula="of:=127* SIN(RADIANS([.M49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6 <text:a xlink:href="https://en.wikipedia.org/wiki/Soprano_C" xlink:type="simple">Soprano C</text:a> (High C)</text:p>
          </table:table-cell>
          <table:table-cell table:style-name="ce10" office:value-type="float" office:value="1046.5" calcext:value-type="float">
            <text:p>1046.500</text:p>
          </table:table-cell>
          <table:table-cell table:style-name="ce6" table:formula="of:=25000000/[.B50]/2" office:value-type="float" office:value="11944.5771619685" calcext:value-type="float">
            <text:p>11945</text:p>
          </table:table-cell>
          <table:table-cell table:style-name="ce17" table:formula="of:=50000000/[.B50]/128" office:value-type="float" office:value="373.268036311515" calcext:value-type="float">
            <text:p>373</text:p>
          </table:table-cell>
          <table:table-cell table:style-name="ce6" table:formula="of:=[.D50]/2" office:value-type="float" office:value="186.634018155757" calcext:value-type="float">
            <text:p>187</text:p>
          </table:table-cell>
          <table:table-cell table:style-name="ce1"/>
          <table:table-cell table:style-name="ce5"/>
          <table:table-cell table:number-columns-repeated="4"/>
          <table:table-cell office:value-type="float" office:value="48" calcext:value-type="float">
            <text:p>48</text:p>
          </table:table-cell>
          <table:table-cell table:formula="of:=360/64*[.L50]" office:value-type="float" office:value="270" calcext:value-type="float">
            <text:p>270</text:p>
          </table:table-cell>
          <table:table-cell table:style-name="ce8" table:formula="of:=127* SIN(RADIANS([.M50]))+12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6/D♭6</text:p>
          </table:table-cell>
          <table:table-cell table:style-name="ce10" office:value-type="float" office:value="1108.7" calcext:value-type="float">
            <text:p>1108.700</text:p>
          </table:table-cell>
          <table:table-cell table:style-name="ce6" table:formula="of:=25000000/[.B51]/2" office:value-type="float" office:value="11274.465590331" calcext:value-type="float">
            <text:p>11274</text:p>
          </table:table-cell>
          <table:table-cell table:style-name="ce17" table:formula="of:=50000000/[.B51]/128" office:value-type="float" office:value="352.327049697844" calcext:value-type="float">
            <text:p>352</text:p>
          </table:table-cell>
          <table:table-cell table:style-name="ce6" table:formula="of:=[.D51]/2" office:value-type="float" office:value="176.163524848922" calcext:value-type="float">
            <text:p>176</text:p>
          </table:table-cell>
          <table:table-cell table:style-name="ce5" table:number-columns-repeated="2"/>
          <table:table-cell table:number-columns-repeated="4"/>
          <table:table-cell office:value-type="float" office:value="49" calcext:value-type="float">
            <text:p>49</text:p>
          </table:table-cell>
          <table:table-cell table:formula="of:=360/64*[.L51]" office:value-type="float" office:value="275.625" calcext:value-type="float">
            <text:p>275.625</text:p>
          </table:table-cell>
          <table:table-cell table:style-name="ce8" table:formula="of:=127* SIN(RADIANS([.M51]))+128" office:value-type="float" office:value="1.61153971263099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0" office:value-type="float" office:value="1174.7" calcext:value-type="float">
            <text:p>1174.700</text:p>
          </table:table-cell>
          <table:table-cell table:style-name="ce6" table:formula="of:=25000000/[.B52]/2" office:value-type="float" office:value="10641.0147271644" calcext:value-type="float">
            <text:p>10641</text:p>
          </table:table-cell>
          <table:table-cell table:style-name="ce17" table:formula="of:=50000000/[.B52]/128" office:value-type="float" office:value="332.531710223887" calcext:value-type="float">
            <text:p>333</text:p>
          </table:table-cell>
          <table:table-cell table:style-name="ce6" table:formula="of:=[.D52]/2" office:value-type="float" office:value="166.265855111943" calcext:value-type="float">
            <text:p>166</text:p>
          </table:table-cell>
          <table:table-cell table:style-name="ce5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formula="of:=360/64*[.L52]" office:value-type="float" office:value="281.25" calcext:value-type="float">
            <text:p>281.25</text:p>
          </table:table-cell>
          <table:table-cell table:style-name="ce8" table:formula="of:=127* SIN(RADIANS([.M52]))+128" office:value-type="float" office:value="3.4402693887897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♯6/E♭6</text:p>
          </table:table-cell>
          <table:table-cell table:style-name="ce10" office:value-type="float" office:value="1244.5" calcext:value-type="float">
            <text:p>1244.500</text:p>
          </table:table-cell>
          <table:table-cell table:style-name="ce6" table:formula="of:=25000000/[.B53]/2" office:value-type="float" office:value="10044.1944556047" calcext:value-type="float">
            <text:p>10044</text:p>
          </table:table-cell>
          <table:table-cell table:style-name="ce17" table:formula="of:=50000000/[.B53]/128" office:value-type="float" office:value="313.881076737646" calcext:value-type="float">
            <text:p>314</text:p>
          </table:table-cell>
          <table:table-cell table:style-name="ce6" table:formula="of:=[.D53]/2" office:value-type="float" office:value="156.940538368823" calcext:value-type="float">
            <text:p>157</text:p>
          </table:table-cell>
          <table:table-cell table:style-name="ce5"/>
          <table:table-cell table:style-name="ce1"/>
          <table:table-cell table:number-columns-repeated="4"/>
          <table:table-cell office:value-type="float" office:value="51" calcext:value-type="float">
            <text:p>51</text:p>
          </table:table-cell>
          <table:table-cell table:formula="of:=360/64*[.L53]" office:value-type="float" office:value="286.875" calcext:value-type="float">
            <text:p>286.875</text:p>
          </table:table-cell>
          <table:table-cell table:style-name="ce8" table:formula="of:=127* SIN(RADIANS([.M53]))+128" office:value-type="float" office:value="6.46857736200947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0" office:value-type="float" office:value="1318.5" calcext:value-type="float">
            <text:p>1318.500</text:p>
          </table:table-cell>
          <table:table-cell table:style-name="ce6" table:formula="of:=25000000/[.B54]/2" office:value-type="float" office:value="9480.47023132347" calcext:value-type="float">
            <text:p>9480</text:p>
          </table:table-cell>
          <table:table-cell table:style-name="ce17" table:formula="of:=50000000/[.B54]/128" office:value-type="float" office:value="296.264694728859" calcext:value-type="float">
            <text:p>296</text:p>
          </table:table-cell>
          <table:table-cell table:style-name="ce6" table:formula="of:=[.D54]/2" office:value-type="float" office:value="148.132347364429" calcext:value-type="float">
            <text:p>148</text:p>
          </table:table-cell>
          <table:table-cell table:style-name="ce5" table:number-columns-repeated="2"/>
          <table:table-cell table:number-columns-repeated="4"/>
          <table:table-cell office:value-type="float" office:value="52" calcext:value-type="float">
            <text:p>52</text:p>
          </table:table-cell>
          <table:table-cell table:formula="of:=360/64*[.L54]" office:value-type="float" office:value="292.5" calcext:value-type="float">
            <text:p>292.5</text:p>
          </table:table-cell>
          <table:table-cell table:style-name="ce8" table:formula="of:=127* SIN(RADIANS([.M54]))+128" office:value-type="float" office:value="10.6672993710666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0" office:value-type="float" office:value="1396.9" calcext:value-type="float">
            <text:p>1396.900</text:p>
          </table:table-cell>
          <table:table-cell table:style-name="ce6" table:formula="of:=25000000/[.B55]/2" office:value-type="float" office:value="8948.3857112177" calcext:value-type="float">
            <text:p>8948</text:p>
          </table:table-cell>
          <table:table-cell table:style-name="ce17" table:formula="of:=50000000/[.B55]/128" office:value-type="float" office:value="279.637053475553" calcext:value-type="float">
            <text:p>280</text:p>
          </table:table-cell>
          <table:table-cell table:style-name="ce6" table:formula="of:=[.D55]/2" office:value-type="float" office:value="139.818526737777" calcext:value-type="float">
            <text:p>140</text:p>
          </table:table-cell>
          <table:table-cell table:style-name="ce1"/>
          <table:table-cell table:style-name="ce5"/>
          <table:table-cell table:number-columns-repeated="4"/>
          <table:table-cell office:value-type="float" office:value="53" calcext:value-type="float">
            <text:p>53</text:p>
          </table:table-cell>
          <table:table-cell table:formula="of:=360/64*[.L55]" office:value-type="float" office:value="298.125" calcext:value-type="float">
            <text:p>298.125</text:p>
          </table:table-cell>
          <table:table-cell table:style-name="ce8" table:formula="of:=127* SIN(RADIANS([.M55]))+128" office:value-type="float" office:value="15.9959994277589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♯6/G♭6</text:p>
          </table:table-cell>
          <table:table-cell table:style-name="ce10" office:value-type="float" office:value="1480" calcext:value-type="float">
            <text:p>1480.000</text:p>
          </table:table-cell>
          <table:table-cell table:style-name="ce6" table:formula="of:=25000000/[.B56]/2" office:value-type="float" office:value="8445.94594594595" calcext:value-type="float">
            <text:p>8446</text:p>
          </table:table-cell>
          <table:table-cell table:style-name="ce17" table:formula="of:=50000000/[.B56]/128" office:value-type="float" office:value="263.935810810811" calcext:value-type="float">
            <text:p>264</text:p>
          </table:table-cell>
          <table:table-cell table:style-name="ce6" table:formula="of:=[.D56]/2" office:value-type="float" office:value="131.967905405405" calcext:value-type="float">
            <text:p>132</text:p>
          </table:table-cell>
          <table:table-cell table:style-name="ce5" table:number-columns-repeated="2"/>
          <table:table-cell table:number-columns-repeated="4"/>
          <table:table-cell office:value-type="float" office:value="54" calcext:value-type="float">
            <text:p>54</text:p>
          </table:table-cell>
          <table:table-cell table:formula="of:=360/64*[.L56]" office:value-type="float" office:value="303.75" calcext:value-type="float">
            <text:p>303.75</text:p>
          </table:table-cell>
          <table:table-cell table:style-name="ce8" table:formula="of:=127* SIN(RADIANS([.M56]))+128" office:value-type="float" office:value="22.4033592375767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0" office:value-type="float" office:value="1568" calcext:value-type="float">
            <text:p>1568.000</text:p>
          </table:table-cell>
          <table:table-cell table:style-name="ce6" table:formula="of:=25000000/[.B57]/2" office:value-type="float" office:value="7971.9387755102" calcext:value-type="float">
            <text:p>7972</text:p>
          </table:table-cell>
          <table:table-cell table:style-name="ce17" table:formula="of:=50000000/[.B57]/128" office:value-type="float" office:value="249.123086734694" calcext:value-type="float">
            <text:p>249</text:p>
          </table:table-cell>
          <table:table-cell table:style-name="ce6" table:formula="of:=[.D57]/2" office:value-type="float" office:value="124.561543367347" calcext:value-type="float">
            <text:p>125</text:p>
          </table:table-cell>
          <table:table-cell table:style-name="ce5" table:number-columns-repeated="2"/>
          <table:table-cell table:number-columns-repeated="4"/>
          <table:table-cell office:value-type="float" office:value="55" calcext:value-type="float">
            <text:p>55</text:p>
          </table:table-cell>
          <table:table-cell table:formula="of:=360/64*[.L57]" office:value-type="float" office:value="309.375" calcext:value-type="float">
            <text:p>309.375</text:p>
          </table:table-cell>
          <table:table-cell table:style-name="ce8" table:formula="of:=127* SIN(RADIANS([.M57]))+128" office:value-type="float" office:value="29.8276724229324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♯6/A♭6</text:p>
          </table:table-cell>
          <table:table-cell table:style-name="ce10" office:value-type="float" office:value="1661.2" calcext:value-type="float">
            <text:p>1661.200</text:p>
          </table:table-cell>
          <table:table-cell table:style-name="ce6" table:formula="of:=25000000/[.B58]/2" office:value-type="float" office:value="7524.68095352757" calcext:value-type="float">
            <text:p>7525</text:p>
          </table:table-cell>
          <table:table-cell table:style-name="ce17" table:formula="of:=50000000/[.B58]/128" office:value-type="float" office:value="235.146279797737" calcext:value-type="float">
            <text:p>235</text:p>
          </table:table-cell>
          <table:table-cell table:style-name="ce6" table:formula="of:=[.D58]/2" office:value-type="float" office:value="117.573139898868" calcext:value-type="float">
            <text:p>118</text:p>
          </table:table-cell>
          <table:table-cell table:style-name="ce5"/>
          <table:table-cell table:style-name="ce1"/>
          <table:table-cell table:number-columns-repeated="4"/>
          <table:table-cell office:value-type="float" office:value="56" calcext:value-type="float">
            <text:p>56</text:p>
          </table:table-cell>
          <table:table-cell table:formula="of:=360/64*[.L58]" office:value-type="float" office:value="315" calcext:value-type="float">
            <text:p>315</text:p>
          </table:table-cell>
          <table:table-cell table:style-name="ce8" table:formula="of:=127* SIN(RADIANS([.M58]))+128" office:value-type="float" office:value="38.1974387893084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1" office:value-type="float" office:value="1760" calcext:value-type="float">
            <text:p>1760.000</text:p>
          </table:table-cell>
          <table:table-cell table:style-name="ce6" table:formula="of:=25000000/[.B59]/2" office:value-type="float" office:value="7102.27272727273" calcext:value-type="float">
            <text:p>7102</text:p>
          </table:table-cell>
          <table:table-cell table:style-name="ce17" table:formula="of:=50000000/[.B59]/128" office:value-type="float" office:value="221.946022727273" calcext:value-type="float">
            <text:p>222</text:p>
          </table:table-cell>
          <table:table-cell table:style-name="ce6" table:formula="of:=[.D59]/2" office:value-type="float" office:value="110.973011363636" calcext:value-type="float">
            <text:p>111</text:p>
          </table:table-cell>
          <table:table-cell table:style-name="ce5" table:number-columns-repeated="2"/>
          <table:table-cell table:number-columns-repeated="4"/>
          <table:table-cell office:value-type="float" office:value="57" calcext:value-type="float">
            <text:p>57</text:p>
          </table:table-cell>
          <table:table-cell table:formula="of:=360/64*[.L59]" office:value-type="float" office:value="320.625" calcext:value-type="float">
            <text:p>320.625</text:p>
          </table:table-cell>
          <table:table-cell table:style-name="ce8" table:formula="of:=127* SIN(RADIANS([.M59]))+128" office:value-type="float" office:value="47.43205291121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♯6/B♭6</text:p>
          </table:table-cell>
          <table:table-cell table:style-name="ce10" office:value-type="float" office:value="1864.7" calcext:value-type="float">
            <text:p>1864.700</text:p>
          </table:table-cell>
          <table:table-cell table:style-name="ce6" table:formula="of:=25000000/[.B60]/2" office:value-type="float" office:value="6703.49117820561" calcext:value-type="float">
            <text:p>6703</text:p>
          </table:table-cell>
          <table:table-cell table:style-name="ce17" table:formula="of:=50000000/[.B60]/128" office:value-type="float" office:value="209.484099318925" calcext:value-type="float">
            <text:p>209</text:p>
          </table:table-cell>
          <table:table-cell table:style-name="ce6" table:formula="of:=[.D60]/2" office:value-type="float" office:value="104.742049659463" calcext:value-type="float">
            <text:p>105</text:p>
          </table:table-cell>
          <table:table-cell table:style-name="ce1"/>
          <table:table-cell table:style-name="ce5"/>
          <table:table-cell table:number-columns-repeated="4"/>
          <table:table-cell office:value-type="float" office:value="58" calcext:value-type="float">
            <text:p>58</text:p>
          </table:table-cell>
          <table:table-cell table:formula="of:=360/64*[.L60]" office:value-type="float" office:value="326.25" calcext:value-type="float">
            <text:p>326.25</text:p>
          </table:table-cell>
          <table:table-cell table:style-name="ce8" table:formula="of:=127* SIN(RADIANS([.M60]))+128" office:value-type="float" office:value="57.4425804065105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0" office:value-type="float" office:value="1975.5" calcext:value-type="float">
            <text:p>1975.500</text:p>
          </table:table-cell>
          <table:table-cell table:style-name="ce6" table:formula="of:=25000000/[.B61]/2" office:value-type="float" office:value="6327.51202227284" calcext:value-type="float">
            <text:p>6328</text:p>
          </table:table-cell>
          <table:table-cell table:style-name="ce17" table:formula="of:=50000000/[.B61]/128" office:value-type="float" office:value="197.734750696026" calcext:value-type="float">
            <text:p>198</text:p>
          </table:table-cell>
          <table:table-cell table:style-name="ce6" table:formula="of:=[.D61]/2" office:value-type="float" office:value="98.8673753480132" calcext:value-type="float">
            <text:p>99</text:p>
          </table:table-cell>
          <table:table-cell table:style-name="ce5" table:number-columns-repeated="2"/>
          <table:table-cell table:number-columns-repeated="4"/>
          <table:table-cell office:value-type="float" office:value="59" calcext:value-type="float">
            <text:p>59</text:p>
          </table:table-cell>
          <table:table-cell table:formula="of:=360/64*[.L61]" office:value-type="float" office:value="331.875" calcext:value-type="float">
            <text:p>331.875</text:p>
          </table:table-cell>
          <table:table-cell table:style-name="ce8" table:formula="of:=127* SIN(RADIANS([.M61]))+128" office:value-type="float" office:value="68.1326144230983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7 <text:a xlink:href="https://en.wikipedia.org/wiki/Double_high_C" xlink:type="simple">Double high C</text:a></text:p>
          </table:table-cell>
          <table:table-cell table:style-name="ce10" office:value-type="float" office:value="2093" calcext:value-type="float">
            <text:p>2093.000</text:p>
          </table:table-cell>
          <table:table-cell table:style-name="ce6" table:formula="of:=50000000/[.B62]/2" office:value-type="float" office:value="11944.5771619685" calcext:value-type="float">
            <text:p>11945</text:p>
          </table:table-cell>
          <table:table-cell table:style-name="ce17" table:formula="of:=50000000/[.B62]/128" office:value-type="float" office:value="186.634018155757" calcext:value-type="float">
            <text:p>187</text:p>
          </table:table-cell>
          <table:table-cell table:style-name="ce6" table:formula="of:=[.D62]/2" office:value-type="float" office:value="93.3170090778786" calcext:value-type="float">
            <text:p>93</text:p>
          </table:table-cell>
          <table:table-cell table:style-name="ce5"/>
          <table:table-cell table:number-columns-repeated="5"/>
          <table:table-cell office:value-type="float" office:value="60" calcext:value-type="float">
            <text:p>60</text:p>
          </table:table-cell>
          <table:table-cell table:formula="of:=360/64*[.L62]" office:value-type="float" office:value="337.5" calcext:value-type="float">
            <text:p>337.5</text:p>
          </table:table-cell>
          <table:table-cell table:style-name="ce8" table:formula="of:=127* SIN(RADIANS([.M62]))+128" office:value-type="float" office:value="79.3992040896335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♯7/D♭7</text:p>
          </table:table-cell>
          <table:table-cell office:value-type="float" office:value="2217.5" calcext:value-type="float">
            <text:p>2217.500</text:p>
          </table:table-cell>
          <table:table-cell table:style-name="ce6" table:formula="of:=50000000/[.B63]/2" office:value-type="float" office:value="11273.9571589628" calcext:value-type="float">
            <text:p>11274</text:p>
          </table:table-cell>
          <table:table-cell table:style-name="ce17" table:formula="of:=50000000/[.B63]/128" office:value-type="float" office:value="176.155580608794" calcext:value-type="float">
            <text:p>176</text:p>
          </table:table-cell>
          <table:table-cell table:style-name="ce6" table:formula="of:=[.D63]/2" office:value-type="float" office:value="88.0777903043968" calcext:value-type="float">
            <text:p>88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formula="of:=360/64*[.L63]" office:value-type="float" office:value="343.125" calcext:value-type="float">
            <text:p>343.125</text:p>
          </table:table-cell>
          <table:table-cell table:style-name="ce8" table:formula="of:=127* SIN(RADIANS([.M63]))+128" office:value-type="float" office:value="91.1338459886833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" calcext:value-type="float">
            <text:p>2349.300</text:p>
          </table:table-cell>
          <table:table-cell table:style-name="ce6" table:formula="of:=50000000/[.B64]/2" office:value-type="float" office:value="10641.4676712212" calcext:value-type="float">
            <text:p>10641</text:p>
          </table:table-cell>
          <table:table-cell table:style-name="ce17" table:formula="of:=50000000/[.B64]/128" office:value-type="float" office:value="166.272932362832" calcext:value-type="float">
            <text:p>166</text:p>
          </table:table-cell>
          <table:table-cell table:style-name="ce6" table:formula="of:=[.D64]/2" office:value-type="float" office:value="83.1364661814157" calcext:value-type="float">
            <text:p>83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formula="of:=360/64*[.L64]" office:value-type="float" office:value="348.75" calcext:value-type="float">
            <text:p>348.75</text:p>
          </table:table-cell>
          <table:table-cell table:style-name="ce8" table:formula="of:=127* SIN(RADIANS([.M64]))+128" office:value-type="float" office:value="103.223529103952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table:formula="of:=360/64*[.L65]" office:value-type="float" office:value="354.375" calcext:value-type="float">
            <text:p>354.375</text:p>
          </table:table-cell>
          <table:table-cell table:style-name="ce8" table:formula="of:=127* SIN(RADIANS([.M65]))+128" office:value-type="float" office:value="115.551823178146" calcext:value-type="float">
            <text:p>116</text:p>
          </table:table-cell>
          <table:table-cell table:number-columns-repeated="3"/>
        </table:table-row>
        <table:table-row table:style-name="ro1" table:number-rows-repeated="192">
          <table:table-cell table:number-columns-repeated="13"/>
          <table:table-cell table:style-name="ce8"/>
          <table:table-cell table:number-columns-repeated="3"/>
        </table:table-row>
        <table:table-row table:style-name="ro1" table:number-rows-repeated="10483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6:35:18.7306828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0-10-14T08:37:15.092656968</meta:creation-date>
    <dc:date>2022-04-07T06:40:33.871815275</dc:date>
    <dc:creator>Rob Shelton</dc:creator>
    <meta:editing-duration>PT1H15M37S</meta:editing-duration>
    <meta:editing-cycles>13</meta:editing-cycles>
    <meta:generator>LibreOffice/7.3.2.2$Linux_X86_64 LibreOffice_project/30$Build-2</meta:generator>
    <meta:document-statistic meta:table-count="1" meta:cell-count="603" meta:object-count="0"/>
  </office:meta>
</office:document-meta>
</file>